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ML Structure and Elements</text:h>
      <text:h text:style-name="Heading_20_1" text:outline-level="1">Introduction</text:h>
      <text:p text:style-name="Text_20_body">This guide will take you through building a basic HTML document using elements, attributes, and a solid structure. By the end, you'll know how to construct and organize web content effectively using HTML.</text:p>
      <text:h text:style-name="Heading_20_2" text:outline-level="2">Step 1: Start with the Basic HTML Structure</text:h>
      <text:p text:style-name="Text_20_body">1. Begin with<text:span text:style-name="Strong_20_Emphasis"> </text:span><text:span text:style-name="Variable">&lt;!DOCTYPE html&gt;</text:span>: This tells the browser you're writing in HTML5</text:p>
      <text:p text:style-name="Text_20_body">.<text:span text:style-name="Variable">&lt;!DOCTYPE html&gt;</text:span></text:p>
      <text:p text:style-name="Text_20_body">2. Create the <text:span text:style-name="Variable">&lt;html&gt;</text:span><text:span text:style-name="Strong_20_Emphasis"> </text:span>tag: This is the root element that wraps all your content.</text:p>
      <text:p text:style-name="Text_20_body"><text:span text:style-name="Variable">&lt;html&gt;</text:span></text:p>
      <text:p text:style-name="Text_20_body">3. Add the <text:span text:style-name="Variable">&lt;head&gt;</text:span><text:span text:style-name="Strong_20_Emphasis"> </text:span>section: Inside the <text:span text:style-name="Variable">&lt;html&gt;</text:span> tag, include a <text:span text:style-name="Variable">&lt;head&gt;</text:span> section for information like the page title and links to CSS or JavaScript files. The content inside <text:span text:style-name="Variable">&lt;head&gt; </text:span>won’t be visible on the webpage. </text:p>
      <text:p text:style-name="Text_20_body"><text:span text:style-name="Variable">&lt;head&gt; </text:span></text:p>
      <text:p text:style-name="Text_20_body"><text:span text:style-name="Variable">&lt;title&gt;My First Webpage&lt;/title&gt;</text:span></text:p>
      <text:p text:style-name="Text_20_body"><text:span text:style-name="Variable">&lt;/head&gt;</text:span></text:p>
      <text:p text:style-name="Text_20_body">4. Create the<text:span text:style-name="Strong_20_Emphasis"> </text:span><text:span text:style-name="Variable">&lt;body&gt;</text:span><text:span text:style-name="Strong_20_Emphasis"> </text:span>section: This contains all the visible content on your page, such as text, images, and links. Everything that users see on the webpage is placed inside the <text:span text:style-name="Variable">&lt;body&gt;</text:span> tag.</text:p>
      <text:p text:style-name="Text_20_body"><text:span text:style-name="Variable">&lt;body&gt;</text:span></text:p>
      <text:p text:style-name="Text_20_body"><text:span text:style-name="Variable">&lt;!-- Your content goes here →</text:span></text:p>
      <text:p text:style-name="Text_20_body"><text:span text:style-name="Variable">&lt;/body&gt;</text:span></text:p>
      <text:p text:style-name="Text_20_body">5. Close the <text:span text:style-name="Variable">&lt;html&gt;</text:span> tag: Always remember to close the root<text:span text:style-name="Variable"> &lt;html&gt;</text:span> tag at the end.</text:p>
      <text:p text:style-name="Text_20_body"><text:span text:style-name="Variable">&lt;/html&gt;</text:span></text:p>
      <text:h text:style-name="Heading_20_2" text:outline-level="2">Step 2: Use Elements and Tags to Build Content</text:h>
      <text:p text:style-name="Text_20_body">1. Add Headings and Paragraphs: Use tags like <text:span text:style-name="Variable">&lt;h1&gt;</text:span> for headings and<text:span text:style-name="Variable"> &lt;p&gt;</text:span> for paragraphs to define text content.</text:p>
      <text:list xml:id="list3231539289" text:style-name="L1">
        <text:list-item>
          <text:p text:style-name="P1"><text:soft-page-break/>Example:</text:p>
        </text:list-item>
      </text:list>
      <text:p text:style-name="Text_20_body"><text:span text:style-name="Variable">&lt;h1&gt;Welcome to My Website&lt;/h1&gt;</text:span></text:p>
      <text:p text:style-name="Text_20_body"><text:span text:style-name="Variable">&lt;p&gt;This is the first paragraph on my page.&lt;/p&gt;</text:span></text:p>
      <text:p text:style-name="Text_20_body">2. Create Sections with <text:span text:style-name="Variable">&lt;div&gt;</text:span> and <text:span text:style-name="Variable">&lt;section&gt;:</text:span> Use <text:span text:style-name="Variable">&lt;div&gt;</text:span> to group content and <text:span text:style-name="Variable">&lt;section&gt;</text:span> for organizing related parts of your webpage. This helps to separate different sections visually and structurally.</text:p>
      <text:list xml:id="list3272424208" text:style-name="L2">
        <text:list-item>
          <text:p text:style-name="P2">Example:</text:p>
        </text:list-item>
      </text:list>
      <text:p text:style-name="Text_20_body"><text:span text:style-name="Variable">&lt;section&gt;</text:span></text:p>
      <text:p text:style-name="Text_20_body"><text:span text:style-name="Variable">&lt;h2&gt;About Us&lt;/h2&gt;</text:span></text:p>
      <text:p text:style-name="Text_20_body"><text:span text:style-name="Variable">&lt;p&gt;We build amazing web experiences.&lt;/p&gt;</text:span></text:p>
      <text:p text:style-name="Text_20_body"><text:span text:style-name="Variable">&lt;/section&gt;</text:span></text:p>
      <text:h text:style-name="Heading_20_2" text:outline-level="2">Step 3: Add Attributes for Customization</text:h>
      <text:p text:style-name="Text_20_body">1. Define Unique IDs: Use the <text:span text:style-name="Variable">id</text:span> attribute to identify an element for styling or JavaScript functions uniquely. An ID must be unique within the page.</text:p>
      <text:p text:style-name="Text_20_body">Example:</text:p>
      <text:p text:style-name="Text_20_body"><text:span text:style-name="Variable">&lt;div id="header"&gt;This is the header area&lt;/div&gt;</text:span></text:p>
      <text:p text:style-name="Text_20_body">2. Group Elements with Classes: Use the <text:span text:style-name="Variable">class</text:span> attribute to assign the same styling to multiple elements. This is useful when applying the same design to similar sections.</text:p>
      <text:list xml:id="list2039990330" text:style-name="L3">
        <text:list-item>
          <text:p text:style-name="P3">Example:</text:p>
        </text:list-item>
      </text:list>
      <text:p text:style-name="Text_20_body"><text:span text:style-name="Variable">&lt;div class="highlight"&gt;Special Notice&lt;/div&gt;</text:span></text:p>
      <text:p text:style-name="Text_20_body">3. Create Links with<text:span text:style-name="Strong_20_Emphasis"> </text:span><text:span text:style-name="Variable">href</text:span>: For anchor tags (<text:span text:style-name="Variable">&lt;a&gt;</text:span>), use the <text:span text:style-name="Variable">href</text:span> attribute to specify the destination URL.</text:p>
      <text:list xml:id="list3111585697" text:style-name="L4">
        <text:list-item>
          <text:p text:style-name="P4">Example:</text:p>
        </text:list-item>
      </text:list>
      <text:p text:style-name="Text_20_body"><text:span text:style-name="Variable">&lt;a href="https://example.com"&gt;Visit Example&lt;/a&gt;</text:span></text:p>
      <text:p text:style-name="Text_20_body">4. Display Images with <text:span text:style-name="Variable">src</text:span> and <text:span text:style-name="Variable">alt</text:span>: For images, use the <text:span text:style-name="Variable">src</text:span> attribute to define the image source and <text:span text:style-name="Variable">alt</text:span> for alternative text.</text:p>
      <text:list xml:id="list1444458456" text:style-name="L5">
        <text:list-item>
          <text:p text:style-name="P5">Example:</text:p>
        </text:list-item>
      </text:list>
      <text:p text:style-name="Text_20_body"><text:soft-page-break/><text:span text:style-name="Variable">&lt;img src="logo.png" alt="Company Logo"&gt;</text:span></text:p>
      <text:h text:style-name="Heading_20_2" text:outline-level="2">Step 4: Use Semantic HTML for Meaning and Organization</text:h>
      <text:p text:style-name="Text_20_body">1. Add a Navigation Bar: Use the <text:span text:style-name="Variable">&lt;nav&gt;</text:span> element to organize your site’s navigation links.</text:p>
      <text:list xml:id="list2323452318" text:style-name="L6">
        <text:list-item>
          <text:p text:style-name="P6">Example:</text:p>
        </text:list-item>
      </text:list>
      <text:p text:style-name="Text_20_body"><text:span text:style-name="Variable">&lt;nav&gt;</text:span></text:p>
      <text:p text:style-name="Text_20_body"><text:span text:style-name="Variable">&lt;a href="/home"&gt;Home&lt;/a&gt;</text:span></text:p>
      <text:p text:style-name="Text_20_body"><text:span text:style-name="Variable">&lt;a href="/about"&gt;About Us&lt;/a&gt;</text:span></text:p>
      <text:p text:style-name="Text_20_body"><text:span text:style-name="Variable">&lt;/nav&gt;</text:span></text:p>
      <text:p text:style-name="Text_20_body">2. Structure the Main Content: Use the <text:span text:style-name="Variable">&lt;main&gt;</text:span> tag to define the main content of your page, making it clear for both users and search engines.</text:p>
      <text:list xml:id="list2340430596" text:style-name="L7">
        <text:list-item>
          <text:p text:style-name="P7">Example:</text:p>
        </text:list-item>
      </text:list>
      <text:p text:style-name="Text_20_body"><text:span text:style-name="Variable">&lt;main&gt;</text:span></text:p>
      <text:p text:style-name="Text_20_body"><text:span text:style-name="Variable">&lt;h2&gt;Welcome to Our Company&lt;/h2&gt;</text:span></text:p>
      <text:p text:style-name="Text_20_body"><text:span text:style-name="Variable">&lt;p&gt;We provide excellent services.&lt;/p&gt;</text:span></text:p>
      <text:p text:style-name="Text_20_body"><text:span text:style-name="Variable">&lt;/main&gt;</text:span></text:p>
      <text:p text:style-name="Text_20_body">3. Footer for Additional Information: Use the <text:span text:style-name="Variable">&lt;footer&gt;</text:span> tag to add copyright info, contact details, or social media links at the bottom of the page.</text:p>
      <text:list xml:id="list1856346472" text:style-name="L8">
        <text:list-item>
          <text:p text:style-name="P8">Example:</text:p>
        </text:list-item>
      </text:list>
      <text:p text:style-name="Text_20_body"><text:span text:style-name="Variable">&lt;footer&gt;</text:span></text:p>
      <text:p text:style-name="Text_20_body"><text:span text:style-name="Variable">&lt;p&gt;© 2024 My Website. All Rights Reserved.&lt;/p&gt;</text:span></text:p>
      <text:p text:style-name="Text_20_body"><text:span text:style-name="Variable">&lt;/footer&gt;</text:span></text:p>
      <text:h text:style-name="Heading_20_2" text:outline-level="2">Step 5: Organize with Proper Nesting</text:h>
      <text:p text:style-name="Text_20_body">1. Nesting Elements: Place one element inside another to maintain a clear hierarchy. For instance, a section can contain both a heading and multiple paragraphs.</text:p>
      <text:list xml:id="list4246929678" text:style-name="L9">
        <text:list-item>
          <text:p text:style-name="P9">Example:</text:p>
        </text:list-item>
      </text:list>
      <text:p text:style-name="Text_20_body"><text:soft-page-break/><text:span text:style-name="Variable">&lt;div class="container"&gt;</text:span></text:p>
      <text:p text:style-name="Text_20_body"> <text:span text:style-name="Variable"> &lt;section&gt;</text:span></text:p>
      <text:p text:style-name="Text_20_body"><text:span text:style-name="Variable">     &lt;h2&gt;Our Services&lt;/h2&gt;</text:span></text:p>
      <text:p text:style-name="Text_20_body"><text:span text:style-name="Variable">     &lt;p&gt;We offer web development, design, and more.&lt;/p&gt;</text:span></text:p>
      <text:p text:style-name="Text_20_body"><text:span text:style-name="Variable">  &lt;/section&gt;</text:span></text:p>
      <text:p text:style-name="Text_20_body"><text:span text:style-name="Variable">&lt;/div&gt;</text:span></text:p>
      <text:p text:style-name="Text_20_body">2. Benefits of Proper Nesting:</text:p>
      <text:list xml:id="list1448870479" text:style-name="L10">
        <text:list-item>
          <text:p text:style-name="P10">Ensures clarity in your document's structure.</text:p>
        </text:list-item>
        <text:list-item>
          <text:p text:style-name="P10">Makes styling easier by targeting specific sections.</text:p>
        </text:list-item>
        <text:list-item>
          <text:p text:style-name="P10">Enhances accessibility for screen readers, improving the experience for all users.</text:p>
        </text:list-item>
      </text:list>
      <text:h text:style-name="Heading_20_1" text:outline-level="1">HTML in Web Development</text:h>
      <text:h text:style-name="Heading_20_1" text:outline-level="1">Introduction</text:h>
      <text:p text:style-name="Text_20_body">HTML, CSS, and JavaScript form the core of web development. Each technology plays a distinct role: HTML provides structure, CSS enhances visual appeal, and JavaScript adds interactivity. Understanding how these three technologies interact is crucial for creating dynamic and engaging web experiences. This summary highlights their roles and relationships.</text:p>
      <text:h text:style-name="Heading_20_2" text:outline-level="2">HTML: The Foundation of Web Content</text:h>
      <text:p text:style-name="Text_20_body">HTML (HyperText Markup Language) is the backbone of all web pages. It structures content like text, images, and media, defining how elements are displayed in a browser.</text:p>
      <text:list xml:id="list3522085165" text:style-name="L11">
        <text:list-item>
          <text:p text:style-name="P11">Web standards: HTML must adhere to web standards to ensure consistency, accessibility, and responsiveness across all devices and browsers. These standards guarantee that web pages perform well for all users.</text:p>
        </text:list-item>
        <text:list-item>
          <text:p text:style-name="P11">Interactivity: HTML elements act as placeholders for CSS and JavaScript, enabling them to style or add functionality.</text:p>
        </text:list-item>
      </text:list>
      <text:h text:style-name="Heading_20_2" text:outline-level="2">CSS: Styling the Web</text:h>
      <text:p text:style-name="Text_20_body">CSS (Cascading Style Sheets) enhances HTML by defining the visual layout of a webpage.</text:p>
      <text:list xml:id="list2616674814" text:style-name="L12">
        <text:list-item>
          <text:p text:style-name="P12"><text:soft-page-break/>Styling HTML elements: CSS applies colors, fonts, and layouts, transforming basic HTML into aesthetically pleasing web pages.</text:p>
        </text:list-item>
        <text:list-item>
          <text:p text:style-name="P12">Box model: The CSS box model is key to managing the space around elements, affecting padding, borders, and margins. This helps control how elements are spaced and arranged.</text:p>
        </text:list-item>
        <text:list-item>
          <text:p text:style-name="P12">CSS application methods: CSS can be applied in three ways: external stylesheets, internal styles, and inline styles. External stylesheets are most effective for larger projects, as they help maintain consistency across multiple pages.</text:p>
        </text:list-item>
      </text:list>
      <text:h text:style-name="Heading_20_2" text:outline-level="2">JavaScript: Bringing Web Pages to Life</text:h>
      <text:p text:style-name="Text_20_body">JavaScript introduces functionality and interactivity to the otherwise static structure of HTML.</text:p>
      <text:list xml:id="list406939201" text:style-name="L13">
        <text:list-item>
          <text:p text:style-name="P13">Dynamic content: JavaScript can modify HTML elements in real-time using the Document Object Model (DOM). This allows developers to create interactive content that responds to user actions, such as clicks or key presses.</text:p>
        </text:list-item>
        <text:list-item>
          <text:p text:style-name="P13">Event handling: JavaScript listens for user events and performs actions like updating content or showing alerts. This makes web pages more engaging and responsive.</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4-06T07:43:37.104000000</dc:date>
    <meta:editing-duration>PT24M49S</meta:editing-duration>
    <meta:editing-cycles>2</meta:editing-cycles>
    <meta:generator>LibreOffice/7.3.4.2$Windows_X86_64 LibreOffice_project/728fec16bd5f605073805c3c9e7c4212a0120dc5</meta:generator>
    <meta:document-statistic meta:table-count="0" meta:image-count="0" meta:object-count="0" meta:page-count="5" meta:paragraph-count="89" meta:word-count="881" meta:character-count="5652" meta:non-whitespace-character-count="4863"/>
  </office:meta>
</office:document-meta>
</file>